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MP0">
      <style:table-properties style:width="27.682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1.799cm"/>
    </style:style>
    <style:style style:name="Tableau1.B" style:family="table-column">
      <style:table-column-properties style:column-width="1.508cm"/>
    </style:style>
    <style:style style:name="Tableau1.C" style:family="table-column">
      <style:table-column-properties style:column-width="0.591cm"/>
    </style:style>
    <style:style style:name="Tableau1.D" style:family="table-column">
      <style:table-column-properties style:column-width="2.692cm"/>
    </style:style>
    <style:style style:name="Tableau1.E" style:family="table-column">
      <style:table-column-properties style:column-width="0.709cm"/>
    </style:style>
    <style:style style:name="Tableau1.F" style:family="table-column">
      <style:table-column-properties style:column-width="2.29cm"/>
    </style:style>
    <style:style style:name="Tableau1.G" style:family="table-column">
      <style:table-column-properties style:column-width="1.106cm"/>
    </style:style>
    <style:style style:name="Tableau1.H" style:family="table-column">
      <style:table-column-properties style:column-width="5.611cm"/>
    </style:style>
    <style:style style:name="Tableau1.I" style:family="table-column">
      <style:table-column-properties style:column-width="11.377cm"/>
    </style:style>
    <style:style style:name="Tableau1.1" style:family="table-row">
      <style:table-row-properties style:min-row-height="0.882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67a6" fo:border-bottom="0.25pt solid #000000" style:writing-mode="lr-tb"/>
    </style:style>
    <style:style style:name="Tableau1.I1" style:family="table-cell">
      <style:table-cell-properties style:vertical-align="middle" fo:padding="0.097cm" fo:border="0.25pt solid #004064" style:writing-mode="lr-tb"/>
    </style:style>
    <style:style style:name="Tableau1.2" style:family="table-row">
      <style:table-row-properties style:min-row-height="0.587cm" fo:background-color="transparent" style:use-optimal-row-height="false">
        <style:background-image/>
      </style:table-row-properties>
    </style:style>
    <style:style style:name="Tableau1.A2" style:family="table-cell">
      <style:table-cell-properties style:vertical-align="middle" fo:background-color="#2a9d8f" fo:padding="0.097cm" fo:border-left="0.75pt solid #004064" fo:border-right="none" fo:border-top="0.75pt solid #004064" fo:border-bottom="0.75pt solid #004064" style:writing-mode="lr-tb">
        <style:background-image/>
      </style:table-cell-properties>
    </style:style>
    <style:style style:name="Tableau1.H2" style:family="table-cell">
      <style:table-cell-properties style:vertical-align="middle" fo:background-color="#2a9d8f" fo:padding="0.097cm" fo:border="0.75pt solid #004064" style:writing-mode="lr-tb">
        <style:background-image/>
      </style:table-cell-properties>
    </style:style>
    <style:style style:name="Tableau1.3" style:family="table-row">
      <style:table-row-properties style:min-row-height="0.998cm" style:use-optimal-row-height="false"/>
    </style:style>
    <style:style style:name="Tableau1.A3" style:family="table-cell">
      <style:table-cell-properties style:vertical-align="middle" fo:padding="0.097cm" fo:border-left="0.75pt solid #004064" fo:border-right="none" fo:border-top="none" fo:border-bottom="0.75pt solid #004064" style:writing-mode="lr-tb"/>
    </style:style>
    <style:style style:name="Tableau1.B3" style:family="table-cell">
      <style:table-cell-properties style:vertical-align="middle" fo:padding="0.097cm" fo:border-left="0.75pt solid #004064" fo:border-right="none" fo:border-top="none" fo:border-bottom="0.75pt solid #004064" style:writing-mode="lr-tb"/>
    </style:style>
    <style:style style:name="Tableau1.F3" style:family="table-cell">
      <style:table-cell-properties style:vertical-align="middle" fo:padding="0.097cm" fo:border-left="0.75pt solid #004064" fo:border-right="none" fo:border-top="none" fo:border-bottom="0.75pt solid #004064" style:writing-mode="lr-tb"/>
    </style:style>
    <style:style style:name="Tableau1.H3" style:family="table-cell">
      <style:table-cell-properties style:vertical-align="middle" fo:padding="0.097cm" fo:border-left="0.75pt solid #004064" fo:border-right="0.75pt solid #004064" fo:border-top="none" fo:border-bottom="0.75pt solid #004064" style:writing-mode="lr-tb"/>
    </style:style>
    <style:style style:name="Tableau1.4" style:family="table-row">
      <style:table-row-properties style:min-row-height="0.998cm" style:use-optimal-row-height="false"/>
    </style:style>
    <style:style style:name="Tableau1.A4" style:family="table-cell">
      <style:table-cell-properties style:vertical-align="middle" fo:padding="0.097cm" fo:border-left="0.75pt solid #004064" fo:border-right="none" fo:border-top="none" fo:border-bottom="0.75pt solid #004064" style:writing-mode="lr-tb"/>
    </style:style>
    <style:style style:name="Tableau1.B4" style:family="table-cell">
      <style:table-cell-properties style:vertical-align="middle" fo:padding="0.097cm" fo:border-left="0.75pt solid #004064" fo:border-right="none" fo:border-top="none" fo:border-bottom="0.75pt solid #004064" style:writing-mode="lr-tb"/>
    </style:style>
    <style:style style:name="Tableau1.F4" style:family="table-cell">
      <style:table-cell-properties style:vertical-align="middle" fo:padding="0.097cm" fo:border-left="0.75pt solid #004064" fo:border-right="none" fo:border-top="none" fo:border-bottom="0.75pt solid #004064" style:writing-mode="lr-tb"/>
    </style:style>
    <style:style style:name="Tableau1.H4" style:family="table-cell">
      <style:table-cell-properties style:vertical-align="middle" fo:padding="0.097cm" fo:border-left="0.75pt solid #004064" fo:border-right="0.75pt solid #004064" fo:border-top="none" fo:border-bottom="0.75pt solid #004064" style:writing-mode="lr-tb"/>
    </style:style>
    <style:style style:name="Tableau1.5" style:family="table-row">
      <style:table-row-properties style:min-row-height="0.556cm" fo:background-color="transparent" fo:keep-together="auto" style:use-optimal-row-height="false">
        <style:background-image/>
      </style:table-row-properties>
    </style:style>
    <style:style style:name="Tableau1.A5" style:family="table-cell">
      <style:table-cell-properties style:vertical-align="middle" fo:background-color="#2a9d8f" fo:padding="0.097cm" fo:border-left="0.75pt solid #004064" fo:border-right="0.75pt solid #004064" fo:border-top="none" fo:border-bottom="0.75pt solid #004064" style:writing-mode="lr-tb">
        <style:background-image/>
      </style:table-cell-properties>
    </style:style>
    <style:style style:name="Tableau1.6" style:family="table-row">
      <style:table-row-properties style:min-row-height="0.85cm" style:use-optimal-row-height="false"/>
    </style:style>
    <style:style style:name="Tableau1.A6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C6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7" style:family="table-row">
      <style:table-row-properties style:min-row-height="0.85cm" style:use-optimal-row-height="false"/>
    </style:style>
    <style:style style:name="Tableau1.A7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C7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8" style:family="table-row">
      <style:table-row-properties style:min-row-height="0.85cm" style:use-optimal-row-height="false"/>
    </style:style>
    <style:style style:name="Tableau1.A8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C8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9" style:family="table-row">
      <style:table-row-properties style:min-row-height="0.85cm" style:use-optimal-row-height="false"/>
    </style:style>
    <style:style style:name="Tableau1.A9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C9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10" style:family="table-row">
      <style:table-row-properties style:min-row-height="0.85cm" style:use-optimal-row-height="false"/>
    </style:style>
    <style:style style:name="Tableau1.A10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C10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11" style:family="table-row">
      <style:table-row-properties style:min-row-height="0.794cm" fo:background-color="transparent" fo:keep-together="auto" style:use-optimal-row-height="false">
        <style:background-image/>
      </style:table-row-properties>
    </style:style>
    <style:style style:name="Tableau1.A11" style:family="table-cell">
      <style:table-cell-properties style:vertical-align="middle" fo:background-color="#2a9d8f" fo:padding="0.097cm" fo:border="0.75pt solid #000000" style:writing-mode="lr-tb">
        <style:background-image/>
      </style:table-cell-properties>
    </style:style>
    <style:style style:name="Tableau1.12" style:family="table-row">
      <style:table-row-properties style:min-row-height="0.794cm" style:use-optimal-row-height="false"/>
    </style:style>
    <style:style style:name="Tableau1.A12" style:family="table-cell">
      <style:table-cell-properties style:vertical-align="middle" fo:padding="0.097cm" fo:border-left="0.25pt solid #004064" fo:border-right="none" fo:border-top="0.25pt solid #004064" fo:border-bottom="0.25pt solid #004064" style:writing-mode="lr-tb"/>
    </style:style>
    <style:style style:name="Tableau1.C12" style:family="table-cell">
      <style:table-cell-properties style:vertical-align="middle" fo:padding="0.097cm" fo:border-left="0.25pt solid #004064" fo:border-right="none" fo:border-top="0.25pt solid #004064" fo:border-bottom="0.25pt solid #004064" style:writing-mode="lr-tb"/>
    </style:style>
    <style:style style:name="Tableau1.E12" style:family="table-cell">
      <style:table-cell-properties style:vertical-align="middle" fo:padding="0.097cm" fo:border-left="0.25pt solid #004064" fo:border-right="none" fo:border-top="0.25pt solid #004064" fo:border-bottom="0.25pt solid #004064" style:writing-mode="lr-tb"/>
    </style:style>
    <style:style style:name="Tableau1.13" style:family="table-row">
      <style:table-row-properties style:min-row-height="0.928cm" style:use-optimal-row-height="false"/>
    </style:style>
    <style:style style:name="Tableau1.A13" style:family="table-cell">
      <style:table-cell-properties style:vertical-align="middle" fo:padding="0.097cm" fo:border-left="0.25pt solid #004064" fo:border-right="none" fo:border-top="none" fo:border-bottom="0.25pt solid #004064" style:writing-mode="lr-tb"/>
    </style:style>
    <style:style style:name="Tableau1.C13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Tableau1.14" style:family="table-row">
      <style:table-row-properties style:min-row-height="0.928cm" style:use-optimal-row-height="false"/>
    </style:style>
    <style:style style:name="Tableau1.A14" style:family="table-cell">
      <style:table-cell-properties style:vertical-align="middle" fo:padding="0.097cm" fo:border-left="0.25pt solid #004064" fo:border-right="none" fo:border-top="none" fo:border-bottom="0.25pt solid #004064" style:writing-mode="lr-tb"/>
    </style:style>
    <style:style style:name="Tableau1.D14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Informationticket" style:family="table">
      <style:table-properties style:width="27.7cm" table:align="margins"/>
    </style:style>
    <style:style style:name="Informationticket.A" style:family="table-column">
      <style:table-column-properties style:column-width="4.865cm" style:rel-column-width="11508*"/>
    </style:style>
    <style:style style:name="Informationticket.B" style:family="table-column">
      <style:table-column-properties style:column-width="22.835cm" style:rel-column-width="54027*"/>
    </style:style>
    <style:style style:name="Informationticket.A1" style:family="table-cell">
      <style:table-cell-properties style:vertical-align="middle" fo:padding="0.097cm" fo:border-left="0.5pt solid #004064" fo:border-right="none" fo:border-top="0.5pt solid #004064" fo:border-bottom="0.5pt solid #004064" style:writing-mode="page"/>
    </style:style>
    <style:style style:name="Informationticket.B1" style:family="table-cell">
      <style:table-cell-properties fo:padding="0.097cm" fo:border="0.5pt solid #004064" style:writing-mode="page"/>
    </style:style>
    <style:style style:name="Informationticket.A2" style:family="table-cell">
      <style:table-cell-properties style:vertical-align="middle" fo:padding="0.097cm" fo:border-left="0.5pt solid #004064" fo:border-right="none" fo:border-top="none" fo:border-bottom="0.5pt solid #004064" style:writing-mode="page"/>
    </style:style>
    <style:style style:name="Informationticket.B2" style:family="table-cell">
      <style:table-cell-properties fo:padding="0.097cm" fo:border-left="0.5pt solid #004064" fo:border-right="0.5pt solid #004064" fo:border-top="none" fo:border-bottom="0.5pt solid #004064" style:writing-mode="page"/>
    </style:style>
    <style:style style:name="Informationticket.B3" style:family="table-cell">
      <style:table-cell-properties style:vertical-align="middle" fo:padding="0.097cm" fo:border-left="0.5pt solid #004064" fo:border-right="0.5pt solid #004064" fo:border-top="none" fo:border-bottom="0.5pt solid #004064" style:writing-mode="page"/>
    </style:style>
    <style:style style:name="Tableau2" style:family="table">
      <style:table-properties style:width="27.712cm" fo:margin-left="0cm" table:align="left"/>
    </style:style>
    <style:style style:name="Tableau2.A" style:family="table-column">
      <style:table-column-properties style:column-width="1.699cm"/>
    </style:style>
    <style:style style:name="Tableau2.B" style:family="table-column">
      <style:table-column-properties style:column-width="2.91cm"/>
    </style:style>
    <style:style style:name="Tableau2.C" style:family="table-column">
      <style:table-column-properties style:column-width="2.688cm"/>
    </style:style>
    <style:style style:name="Tableau2.D" style:family="table-column">
      <style:table-column-properties style:column-width="6.489cm"/>
    </style:style>
    <style:style style:name="Tableau2.E" style:family="table-column">
      <style:table-column-properties style:column-width="11.818cm"/>
    </style:style>
    <style:style style:name="Tableau2.F" style:family="table-column">
      <style:table-column-properties style:column-width="2.108cm"/>
    </style:style>
    <style:style style:name="Tableau2.A1" style:family="table-cell">
      <style:table-cell-properties style:vertical-align="middle" fo:background-color="#2a9d8f" fo:padding="0cm" fo:border-left="0.25pt solid #004064" fo:border-right="none" fo:border-top="0.25pt solid #004064" fo:border-bottom="0.25pt solid #004064" style:writing-mode="lr-tb">
        <style:background-image/>
      </style:table-cell-properties>
    </style:style>
    <style:style style:name="Tableau2.F1" style:family="table-cell">
      <style:table-cell-properties style:vertical-align="middle" fo:background-color="#2a9d8f" fo:padding="0cm" fo:border="0.25pt solid #004064" style:writing-mode="lr-tb">
        <style:background-image/>
      </style:table-cell-properties>
    </style:style>
    <style:style style:name="Tableau2.A2" style:family="table-cell">
      <style:table-cell-properties style:vertical-align="middle" fo:padding="0cm" fo:border-left="0.25pt solid #004064" fo:border-right="none" fo:border-top="0.25pt solid #004064" fo:border-bottom="0.25pt solid #004064" style:writing-mode="lr-tb"/>
    </style:style>
    <style:style style:name="Tableau2.B2" style:family="table-cell">
      <style:table-cell-properties style:vertical-align="middle" fo:padding="0cm" fo:border-left="0.25pt solid #004064" fo:border-right="none" fo:border-top="0.25pt solid #004064" fo:border-bottom="0.25pt solid #004064" style:writing-mode="lr-tb"/>
    </style:style>
    <style:style style:name="Tableau2.C2" style:family="table-cell">
      <style:table-cell-properties style:vertical-align="middle" fo:padding="0cm" fo:border-left="0.25pt solid #004064" fo:border-right="none" fo:border-top="0.25pt solid #004064" fo:border-bottom="0.25pt solid #004064" style:writing-mode="lr-tb"/>
    </style:style>
    <style:style style:name="Tableau2.D2" style:family="table-cell">
      <style:table-cell-properties style:vertical-align="middle" fo:padding="0cm" fo:border-left="0.25pt solid #004064" fo:border-right="none" fo:border-top="0.25pt solid #004064" fo:border-bottom="0.25pt solid #004064" style:writing-mode="lr-tb"/>
    </style:style>
    <style:style style:name="Tableau2.E2" style:family="table-cell">
      <style:table-cell-properties style:vertical-align="middle" fo:padding="0cm" fo:border-left="0.25pt solid #004064" fo:border-right="none" fo:border-top="0.25pt solid #004064" fo:border-bottom="0.25pt solid #004064" style:writing-mode="lr-tb"/>
    </style:style>
    <style:style style:name="Tableau2.F2" style:family="table-cell">
      <style:table-cell-properties style:vertical-align="middle" fo:padding="0cm" fo:border="0.25pt solid #004064" style:writing-mode="lr-tb"/>
    </style:style>
    <style:style style:name="P1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officeooo:paragraph-rsid="002bcb92"/>
    </style:style>
    <style:style style:name="P2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fo:color="#004064" style:font-name="Arial" fo:font-size="8pt" officeooo:paragraph-rsid="0041f462" style:font-size-asian="8pt" style:font-size-complex="8pt"/>
    </style:style>
    <style:style style:name="P3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2bcb92" style:font-size-asian="8pt" style:font-size-complex="8pt"/>
    </style:style>
    <style:style style:name="P4" style:family="paragraph" style:parent-style-name="Table_20_Contents">
      <style:paragraph-properties fo:text-align="center" style:justify-single-word="false" fo:break-before="page"/>
      <style:text-properties fo:color="#004064"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break-before="page"/>
      <style:text-properties fo:color="#004064" style:font-name="Arial" fo:font-size="11pt" officeooo:paragraph-rsid="005448cf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color="#004064" style:font-name="Arial" fo:font-size="12pt" fo:font-weight="normal" officeooo:rsid="001f979d" officeooo:paragraph-rsid="001f979d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004064"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004064" style:font-name="Arial" fo:font-size="11pt" fo:font-weight="bold" officeooo:rsid="004673ea" officeooo:paragraph-rsid="004673ea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4064" style:font-name="Arial" fo:font-size="11pt" fo:font-weight="bold" officeooo:rsid="003f91c0" officeooo:paragraph-rsid="003f91c0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4064" style:font-name="Arial" fo:font-size="11pt" fo:font-weight="bold" officeooo:rsid="003724e8" officeooo:paragraph-rsid="003724e8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4064" style:font-name="Arial" fo:font-size="11pt" fo:font-weight="normal" officeooo:rsid="001f979d" officeooo:paragraph-rsid="0032c1bd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4064" style:font-name="Arial" fo:font-size="11pt" fo:font-weight="normal" officeooo:rsid="001f979d" officeooo:paragraph-rsid="004673ea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4064" style:font-name="Arial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4064" style:font-name="Arial" fo:font-size="11pt" officeooo:rsid="001f979d" officeooo:paragraph-rsid="001f979d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4064" style:font-name="Arial" fo:font-size="11pt" officeooo:rsid="003f91c0" officeooo:paragraph-rsid="003f91c0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4064" style:font-name="Arial" fo:font-size="9pt" officeooo:rsid="002041cb" officeooo:paragraph-rsid="005448cf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color="#004064" style:font-name="Arial" fo:font-size="10pt" officeooo:rsid="002041cb" officeooo:paragraph-rsid="005448cf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3de69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ffffff" style:font-name="Arial" fo:font-size="12pt" fo:font-weight="bold" officeooo:rsid="0032c1bd" officeooo:paragraph-rsid="0032c1bd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ffffff" style:font-name="Arial" fo:font-size="12pt" fo:font-weight="bold" officeooo:rsid="0050bf77" officeooo:paragraph-rsid="0050bf77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ffffff" style:font-name="Arial" fo:font-weight="bold" officeooo:paragraph-rsid="0032c1b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ffff" style:font-name="Arial" fo:font-size="11pt" fo:font-weight="bold" officeooo:paragraph-rsid="005448cf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ffffff" style:font-name="Arial" fo:font-size="11pt" fo:font-weight="bold" officeooo:rsid="00469c01" officeooo:paragraph-rsid="005448cf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67a6" style:font-name="Arial" fo:font-size="9pt" officeooo:rsid="002041cb" officeooo:paragraph-rsid="005448cf" style:font-size-asian="9pt" style:font-size-complex="9pt"/>
    </style:style>
    <style:style style:name="P26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4064" style:font-name="Arial" fo:font-size="11pt" fo:font-weight="normal" officeooo:rsid="003f91c0" officeooo:paragraph-rsid="0044294d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4064" style:font-name="Arial" fo:font-size="11pt" fo:font-weight="normal" officeooo:rsid="001f979d" officeooo:paragraph-rsid="0044294d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margin-top="0.101cm" fo:margin-bottom="0.101cm" loext:contextual-spacing="false"/>
      <style:text-properties fo:color="#004064" style:font-name="Arial" fo:font-size="11pt" fo:font-weight="normal" officeooo:paragraph-rsid="0044294d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4064" style:font-name="Arial" fo:font-size="11pt" fo:font-weight="normal" officeooo:rsid="002ad560" officeooo:paragraph-rsid="002dd80c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4064" style:font-name="Arial" fo:font-size="11pt" fo:font-weight="bold" officeooo:rsid="0033de69" officeooo:paragraph-rsid="00390e7e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4064" style:font-name="Arial" fo:font-size="11pt" fo:font-weight="bold" officeooo:rsid="003dde3b" officeooo:paragraph-rsid="003dde3b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4064" style:font-name="Arial" fo:font-size="11pt" fo:font-weight="bold" officeooo:rsid="002bcb92" officeooo:paragraph-rsid="002bcb92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4064" style:font-name="Arial" fo:font-size="11pt" fo:font-weight="bold" officeooo:rsid="002ad560" officeooo:paragraph-rsid="002dd80c" style:font-size-asian="11pt" style:font-weight-asian="bold" style:font-size-complex="11pt" style:font-weight-complex="bold"/>
    </style:style>
    <style:style style:name="P34" style:family="paragraph" style:parent-style-name="Standard">
      <style:paragraph-properties fo:margin-top="0.101cm" fo:margin-bottom="0.101cm" loext:contextual-spacing="false"/>
      <style:text-properties fo:color="#004064" style:font-name="Arial" fo:font-size="11pt" fo:font-weight="normal" officeooo:rsid="00222815" officeooo:paragraph-rsid="002bcb92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4064" style:font-name="Arial" fo:font-size="11pt" fo:font-weight="bold" officeooo:rsid="001f979d" officeooo:paragraph-rsid="0044294d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4064" style:font-name="Arial" fo:font-size="11pt" fo:font-weight="bold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4064" style:font-name="Arial" fo:font-size="11pt" fo:font-weight="normal" officeooo:rsid="003b9157" officeooo:paragraph-rsid="003b9157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4064" style:font-name="Arial" fo:font-size="12pt" fo:font-weight="normal" officeooo:rsid="001f979d" officeooo:paragraph-rsid="0044294d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4064" style:font-name="Arial" fo:font-size="12pt" fo:font-weight="normal" officeooo:rsid="001f979d" officeooo:paragraph-rsid="001f979d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41" style:family="paragraph" style:parent-style-name="Standard">
      <style:text-properties style:font-name="Arial" fo:font-size="11pt" style:font-size-asian="11pt" style:font-size-complex="11pt"/>
    </style:style>
    <style:style style:name="P42" style:family="paragraph" style:parent-style-name="Standard">
      <style:text-properties style:font-name="Arial" fo:font-size="11pt" officeooo:paragraph-rsid="005448cf" style:font-size-asian="11pt" style:font-size-complex="11pt"/>
    </style:style>
    <style:style style:name="P43" style:family="paragraph" style:parent-style-name="Standard">
      <style:paragraph-properties fo:text-align="center" style:justify-single-word="false"/>
      <style:text-properties fo:color="#004064" style:font-name="Arial" fo:font-size="9pt" officeooo:rsid="002041cb" officeooo:paragraph-rsid="005448cf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fo:color="#004064" style:font-name="Arial" fo:font-size="11pt" fo:font-weight="bold" officeooo:rsid="004673ea" officeooo:paragraph-rsid="004673ea" style:font-size-asian="11pt" style:font-weight-asian="bold" style:font-size-complex="11pt" style:font-weight-complex="bold"/>
    </style:style>
    <style:style style:name="T1" style:family="text">
      <style:text-properties style:font-name="Arial" fo:font-size="8pt" fo:language="fr" fo:country="FR" officeooo:rsid="0028fb8e" style:font-size-asian="8pt" style:font-size-complex="8pt"/>
    </style:style>
    <style:style style:name="T2" style:family="text">
      <style:text-properties style:font-name="Arial" fo:font-size="8pt" fo:language="fr" fo:country="FR" officeooo:rsid="000e43f8" style:font-size-asian="8pt" style:font-size-complex="8pt"/>
    </style:style>
    <style:style style:name="T3" style:family="text">
      <style:text-properties style:font-name="Arial" fo:font-size="8pt" fo:language="fr" fo:country="FR" officeooo:rsid="0050bf77" style:font-size-asian="8pt" style:font-size-complex="8pt"/>
    </style:style>
    <style:style style:name="T4" style:family="text">
      <style:text-properties style:font-name="Arial" fo:font-size="8pt" fo:language="zxx" fo:country="none" officeooo:rsid="0050bf77" style:font-size-asian="8pt" style:language-asian="zxx" style:country-asian="none" style:font-size-complex="8pt" style:language-complex="zxx" style:country-complex="none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2bcb92"/>
    </style:style>
    <style:style style:name="T7" style:family="text">
      <style:text-properties fo:language="fr" fo:country="FR" officeooo:rsid="002041cb"/>
    </style:style>
    <style:style style:name="T8" style:family="text">
      <style:text-properties fo:language="fr" fo:country="FR" officeooo:rsid="008a6f99"/>
    </style:style>
    <style:style style:name="T9" style:family="text">
      <style:text-properties fo:language="fr" fo:country="FR" fo:font-weight="normal" officeooo:rsid="00894102" style:font-weight-asian="normal" style:font-weight-complex="normal"/>
    </style:style>
    <style:style style:name="T10" style:family="text">
      <style:text-properties fo:language="fr" fo:country="FR" fo:font-weight="normal" officeooo:rsid="002bcb92" style:font-weight-asian="normal" style:font-weight-complex="normal"/>
    </style:style>
    <style:style style:name="T11" style:family="text">
      <style:text-properties fo:language="fr" fo:country="FR" fo:font-weight="normal" officeooo:rsid="000bf3ed" style:font-weight-asian="normal" style:font-weight-complex="normal"/>
    </style:style>
    <style:style style:name="T12" style:family="text">
      <style:text-properties fo:language="fr" fo:country="FR" fo:font-weight="normal" officeooo:rsid="0050bf77" style:font-weight-asian="normal" style:font-weight-complex="normal"/>
    </style:style>
    <style:style style:name="T13" style:family="text">
      <style:text-properties fo:language="fr" fo:country="FR" fo:font-weight="normal" officeooo:rsid="00d1541e" style:font-weight-asian="normal" style:font-weight-complex="normal"/>
    </style:style>
    <style:style style:name="T14" style:family="text">
      <style:text-properties fo:language="fr" fo:country="FR" fo:font-weight="normal" officeooo:rsid="0024ea7e" style:font-weight-asian="normal" style:font-weight-complex="normal"/>
    </style:style>
    <style:style style:name="T15" style:family="text">
      <style:text-properties fo:language="fr" fo:country="FR" fo:font-weight="normal" officeooo:rsid="008a6f99" style:font-weight-asian="normal" style:font-weight-complex="normal"/>
    </style:style>
    <style:style style:name="T16" style:family="text">
      <style:text-properties officeooo:rsid="002e555f"/>
    </style:style>
    <style:style style:name="T17" style:family="text">
      <style:text-properties fo:color="#004064" fo:font-weight="normal" officeooo:rsid="001f979d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f979d" style:font-weight-asian="bold" style:font-weight-complex="bold"/>
    </style:style>
    <style:style style:name="T20" style:family="text">
      <style:text-properties fo:font-weight="bold" officeooo:rsid="003f91c0" style:font-weight-asian="bold" style:font-weight-complex="bold"/>
    </style:style>
    <style:style style:name="T21" style:family="text">
      <style:text-properties officeooo:rsid="00363d63"/>
    </style:style>
    <style:style style:name="T22" style:family="text">
      <style:text-properties officeooo:rsid="003c77dc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officeooo:rsid="0025c196"/>
    </style:style>
    <style:style style:name="T25" style:family="text">
      <style:text-properties officeooo:rsid="0020f77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 table:style-name="Tableau1.1">
          <table:table-cell table:style-name="Tableau1.A1" table:number-columns-spanned="2" office:value-type="string">
            <text:p text:style-name="P4"><text:span text:style-name="T16">N°</text:span> du ticket</text:p>
          </table:table-cell>
          <table:covered-table-cell/>
          <table:table-cell table:style-name="Tableau1.A1" table:number-columns-spanned="6" office:value-type="string">
            <text:p text:style-name="P6">{ref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I1" table:number-rows-spanned="14" office:value-type="string">
            <text:p text:style-name="P18">{photo}</text:p>
          </table:table-cell>
        </table:table-row>
        <table:table-row table:style-name="Tableau1.2">
          <table:table-cell table:style-name="Tableau1.A2" table:number-columns-spanned="7" office:value-type="string">
            <text:p text:style-name="P20">Demande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2" office:value-type="string">
            <text:p text:style-name="P21">Signature</text:p>
          </table:table-cell>
          <table:covered-table-cell/>
        </table:table-row>
        <table:table-row table:style-name="Tableau1.3">
          <table:table-cell table:style-name="Tableau1.A3" office:value-type="string">
            <text:p text:style-name="P7">Nom</text:p>
          </table:table-cell>
          <table:table-cell table:style-name="Tableau1.B3" table:number-columns-spanned="4" office:value-type="string">
            <text:p text:style-name="P11">{lastname}</text:p>
          </table:table-cell>
          <table:covered-table-cell/>
          <table:covered-table-cell/>
          <table:covered-table-cell/>
          <table:table-cell table:style-name="Tableau1.F3" table:number-columns-spanned="2" office:value-type="string">
            <text:p text:style-name="P8">Téléphone</text:p>
          </table:table-cell>
          <table:covered-table-cell/>
          <table:table-cell table:style-name="Tableau1.H4" table:number-rows-spanned="2" office:value-type="string">
            <text:p text:style-name="P8">{signature}</text:p>
          </table:table-cell>
          <table:covered-table-cell/>
        </table:table-row>
        <table:table-row table:style-name="Tableau1.4">
          <table:table-cell table:style-name="Tableau1.A4" office:value-type="string">
            <text:p text:style-name="P8">Prénom</text:p>
          </table:table-cell>
          <table:table-cell table:style-name="Tableau1.B4" table:number-columns-spanned="4" office:value-type="string">
            <text:p text:style-name="P12">{firstname}</text:p>
          </table:table-cell>
          <table:covered-table-cell/>
          <table:covered-table-cell/>
          <table:covered-table-cell/>
          <table:table-cell table:style-name="Tableau1.F4" table:number-columns-spanned="2" office:value-type="string">
            <text:p text:style-name="P19"><text:span text:style-name="Police_20_par_20_défaut"><text:span text:style-name="T17">{phone_number}</text:span></text:span>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8" office:value-type="string">
            <text:p text:style-name="P22">Provenance et d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6" table:number-columns-spanned="2" office:value-type="string">
            <text:p text:style-name="P7">Service</text:p>
          </table:table-cell>
          <table:covered-table-cell/>
          <table:table-cell table:style-name="Tableau1.C6" table:number-columns-spanned="6" office:value-type="string">
            <text:p text:style-name="P14">{service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7">
          <table:table-cell table:style-name="Tableau1.A9" table:number-columns-spanned="2" office:value-type="string">
            <text:p text:style-name="P7">Lieu</text:p>
          </table:table-cell>
          <table:covered-table-cell/>
          <table:table-cell table:style-name="Tableau1.C9" table:number-columns-spanned="6" office:value-type="string">
            <text:p text:style-name="P14">{location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9" table:number-columns-spanned="2" office:value-type="string">
            <text:p text:style-name="P7">Date création</text:p>
          </table:table-cell>
          <table:covered-table-cell/>
          <table:table-cell table:style-name="Tableau1.C9" table:number-columns-spanned="6" office:value-type="string">
            <text:p text:style-name="P14">{creation_date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2" office:value-type="string">
            <text:p text:style-name="P26"><text:span text:style-name="T19">Date </text:span><text:span text:style-name="T18">déclarée</text:span></text:p>
          </table:table-cell>
          <table:covered-table-cell/>
          <table:table-cell table:style-name="Tableau1.C9" table:number-columns-spanned="6" office:value-type="string">
            <text:p text:style-name="P27">{declaration_date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0">
          <table:table-cell table:style-name="Tableau1.A10" table:number-columns-spanned="2" office:value-type="string">
            <text:p text:style-name="P9">Date clôture</text:p>
          </table:table-cell>
          <table:covered-table-cell/>
          <table:table-cell table:style-name="Tableau1.C10" table:number-columns-spanned="6" office:value-type="string">
            <text:p text:style-name="P15">{close_date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1">
          <table:table-cell table:style-name="Tableau1.A11" table:number-columns-spanned="8" office:value-type="string">
            <text:p text:style-name="P22">Suiv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2">
          <table:table-cell table:style-name="Tableau1.A12" table:number-columns-spanned="2" office:value-type="string">
            <text:p text:style-name="P10">Progression</text:p>
          </table:table-cell>
          <table:covered-table-cell/>
          <table:table-cell table:style-name="Tableau1.C12" table:number-columns-spanned="2" office:value-type="string">
            <text:p text:style-name="P13">{progress}</text:p>
          </table:table-cell>
          <table:covered-table-cell/>
          <table:table-cell table:style-name="Tableau1.E12" table:number-columns-spanned="2" office:value-type="string">
            <text:p text:style-name="P35">État</text:p>
          </table:table-cell>
          <table:covered-table-cell/>
          <table:table-cell table:style-name="Tableau1.I1" table:number-columns-spanned="2" office:value-type="string">
            <text:p text:style-name="P38">{status}</text:p>
          </table:table-cell>
          <table:covered-table-cell/>
          <table:covered-table-cell/>
        </table:table-row>
        <table:table-row table:style-name="Tableau1.13">
          <table:table-cell table:style-name="Tableau1.A13" table:number-columns-spanned="2" office:value-type="string">
            <text:p text:style-name="P36">Assigné</text:p>
          </table:table-cell>
          <table:covered-table-cell/>
          <table:table-cell table:style-name="Tableau1.C13" table:number-columns-spanned="6" office:value-type="string">
            <text:p text:style-name="P39">{assigned_to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4">
          <table:table-cell table:style-name="Tableau1.A14" table:number-columns-spanned="3" office:value-type="string">
            <text:p text:style-name="P30">Contacts/<text:span text:style-name="T21">A</text:span>dresses</text:p>
          </table:table-cell>
          <table:covered-table-cell/>
          <table:covered-table-cell/>
          <table:table-cell table:style-name="Tableau1.D14" table:number-columns-spanned="5" office:value-type="string">
            <text:p text:style-name="P37">{contacts}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0"/>
      <table:table table:name="Informationticket" table:style-name="Informationticket">
        <table:table-column table:style-name="Informationticket.A"/>
        <table:table-column table:style-name="Informationticket.B"/>
        <table:table-row>
          <table:table-cell table:style-name="Informationticket.A1" office:value-type="string">
            <text:p text:style-name="P31">Sujet</text:p>
          </table:table-cell>
          <table:table-cell table:style-name="Informationticket.B1" office:value-type="string">
            <text:p text:style-name="P28">{subject}<text:span text:style-name="T20"> </text:span></text:p>
          </table:table-cell>
        </table:table-row>
        <table:table-row>
          <table:table-cell table:style-name="Informationticket.A2" office:value-type="string">
            <text:p text:style-name="P32">Message</text:p>
          </table:table-cell>
          <table:table-cell table:style-name="Informationticket.B2" office:value-type="string">
            <text:p text:style-name="P34">{message}</text:p>
          </table:table-cell>
        </table:table-row>
        <table:table-row>
          <table:table-cell table:style-name="Informationticket.A2" office:value-type="string">
            <text:p text:style-name="P33">Tags/catégories</text:p>
          </table:table-cell>
          <table:table-cell table:style-name="Informationticket.B3" office:value-type="string">
            <text:p text:style-name="P29">{categories}</text:p>
          </table:table-cell>
        </table:table-row>
      </table:table>
      <text:p text:style-name="P41"/>
      <text:p text:style-name="P5"><text:span text:style-name="T22">L</text:span>iste des évènements liés à ce ticket</text:p>
      <text:p text:style-name="P4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23">Réf</text:p>
          </table:table-cell>
          <table:table-cell table:style-name="Tableau2.A1" office:value-type="string">
            <text:p text:style-name="P24">Qui</text:p>
          </table:table-cell>
          <table:table-cell table:style-name="Tableau2.A1" office:value-type="string">
            <text:p text:style-name="P23">Type</text:p>
          </table:table-cell>
          <table:table-cell table:style-name="Tableau2.A1" office:value-type="string">
            <text:p text:style-name="P23">Titre</text:p>
          </table:table-cell>
          <table:table-cell table:style-name="Tableau2.A1" office:value-type="string">
            <text:p text:style-name="P23">Note <text:span text:style-name="T23">(contenu de l’évènement)</text:span></text:p>
          </table:table-cell>
          <table:table-cell table:style-name="Tableau2.F1" office:value-type="string">
            <text:p text:style-name="P23">Date</text:p>
          </table:table-cell>
        </table:table-row>
        <table:table-row>
          <table:table-cell table:style-name="Tableau2.A2" office:value-type="string">
            <text:p text:style-name="P25">[!-- BEGIN row.events --]<text:span text:style-name="T24">{event_ref}</text:span></text:p>
          </table:table-cell>
          <table:table-cell table:style-name="Tableau2.B2" office:value-type="string">
            <text:p text:style-name="P16">{user}</text:p>
          </table:table-cell>
          <table:table-cell table:style-name="Tableau2.C2" office:value-type="string">
            <text:p text:style-name="P16">{type}</text:p>
          </table:table-cell>
          <table:table-cell table:style-name="Tableau2.D2" office:value-type="string">
            <text:p text:style-name="P43">{title}</text:p>
          </table:table-cell>
          <table:table-cell table:style-name="Tableau2.E2" office:value-type="string">
            <text:p text:style-name="P17">{event_content}</text:p>
          </table:table-cell>
          <table:table-cell table:style-name="Tableau2.F2" office:value-type="string">
            <text:p text:style-name="P17">{date}<text:span text:style-name="T25">[!-- END row.events --]</text:span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officeooo:paragraph-rsid="002bcb92"/>
    </style:style>
    <style:style style:name="MP2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fo:color="#004064" style:font-name="Arial" fo:font-size="8pt" officeooo:paragraph-rsid="0041f462" style:font-size-asian="8pt" style:font-size-complex="8pt"/>
    </style:style>
    <style:style style:name="MP3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2bcb92" style:font-size-asian="8pt" style:font-size-complex="8pt"/>
    </style:style>
    <style:style style:name="MT1" style:family="text">
      <style:text-properties style:font-name="Arial" fo:font-size="8pt" fo:language="fr" fo:country="FR" officeooo:rsid="0028fb8e" style:font-size-asian="8pt" style:font-size-complex="8pt"/>
    </style:style>
    <style:style style:name="MT2" style:family="text">
      <style:text-properties style:font-name="Arial" fo:font-size="8pt" fo:language="fr" fo:country="FR" officeooo:rsid="000e43f8" style:font-size-asian="8pt" style:font-size-complex="8pt"/>
    </style:style>
    <style:style style:name="MT3" style:family="text">
      <style:text-properties style:font-name="Arial" fo:font-size="8pt" fo:language="zxx" fo:country="none" officeooo:rsid="0050bf77" style:font-size-asian="8pt" style:language-asian="zxx" style:country-asian="none" style:font-size-complex="8pt" style:language-complex="zxx" style:country-complex="none"/>
    </style:style>
    <style:style style:name="MT4" style:family="text">
      <style:text-properties style:font-name="Arial" fo:font-size="8pt" fo:language="fr" fo:country="FR" officeooo:rsid="0050bf77" style:font-size-asian="8pt" style:font-size-complex="8pt"/>
    </style:style>
    <style:style style:name="MT5" style:family="text">
      <style:text-properties fo:language="fr" fo:country="FR"/>
    </style:style>
    <style:style style:name="MT6" style:family="text">
      <style:text-properties fo:language="fr" fo:country="FR" officeooo:rsid="002bcb92"/>
    </style:style>
    <style:style style:name="MT7" style:family="text">
      <style:text-properties fo:language="fr" fo:country="FR" officeooo:rsid="002041cb"/>
    </style:style>
    <style:style style:name="MT8" style:family="text">
      <style:text-properties fo:language="fr" fo:country="FR" officeooo:rsid="008a6f99"/>
    </style:style>
    <style:style style:name="MT9" style:family="text">
      <style:text-properties fo:language="fr" fo:country="FR" fo:font-weight="normal" officeooo:rsid="00894102" style:font-weight-asian="normal" style:font-weight-complex="normal"/>
    </style:style>
    <style:style style:name="MT10" style:family="text">
      <style:text-properties fo:language="fr" fo:country="FR" fo:font-weight="normal" officeooo:rsid="002bcb92" style:font-weight-asian="normal" style:font-weight-complex="normal"/>
    </style:style>
    <style:style style:name="MT11" style:family="text">
      <style:text-properties fo:language="fr" fo:country="FR" fo:font-weight="normal" officeooo:rsid="000bf3ed" style:font-weight-asian="normal" style:font-weight-complex="normal"/>
    </style:style>
    <style:style style:name="MT12" style:family="text">
      <style:text-properties fo:language="fr" fo:country="FR" fo:font-weight="normal" officeooo:rsid="0050bf77" style:font-weight-asian="normal" style:font-weight-complex="normal"/>
    </style:style>
    <style:style style:name="MT13" style:family="text">
      <style:text-properties fo:language="fr" fo:country="FR" fo:font-weight="normal" officeooo:rsid="00d1541e" style:font-weight-asian="normal" style:font-weight-complex="normal"/>
    </style:style>
    <style:style style:name="MT14" style:family="text">
      <style:text-properties fo:language="fr" fo:country="FR" fo:font-weight="normal" officeooo:rsid="0024ea7e" style:font-weight-asian="normal" style:font-weight-complex="normal"/>
    </style:style>
    <style:style style:name="MT15" style:family="text">
      <style:text-properties fo:language="fr" fo:country="FR" fo:font-weight="normal" officeooo:rsid="008a6f99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cm" fo:margin-left="0cm" fo:margin-right="0cm" fo:margin-bottom="0cm" fo:background-color="transparent" style:dynamic-spacing="true" draw:fill="none" draw:fill-color="#4472c4"/>
      </style:header-style>
      <style:footer-style>
        <style:header-footer-properties fo:min-height="1.09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3" text:anchor-type="paragraph" svg:x="12.517cm" svg:y="-0.025cm" svg:width="2.117cm" svg:height="0.397cm" draw:z-index="1"><draw:image xlink:href="Pictures/10000000000000500000000F88A725AFCA06D7CA.png" xlink:type="simple" xlink:show="embed" xlink:actuate="onLoad" loext:mime-type="image/png"/></draw:frame><text:span text:style-name="Police_20_par_20_défaut"><text:span text:style-name="MT1">{mycompany_logo}</text:span></text:span><text:span text:style-name="Police_20_par_20_défaut"><text:span text:style-name="MT2"><text:tab/></text:span></text:span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3">D</text:span></text:span></text:a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2">igi</text:span></text:span></text:a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4">Ri</text:span></text:span></text:a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2">sk.com</text:span></text:span></text:a></text:p>
      </style:header>
      <style:footer>
        <text:p text:style-name="MP2"><text:span text:style-name="MT5"><text:file-name text:display="name-and-extension">template_ticketdocument_event_sign.odt</text:file-name></text:span><text:span text:style-name="MT5"><text:s/>- Date de l’exportation de ce </text:span><text:span text:style-name="MT6">ticket</text:span><text:span text:style-name="MT5">: </text:span><text:span text:style-name="MT7">{generation_date}</text:span><text:span text:style-name="MT5"><text:tab/>Version –</text:span><text:span text:style-name="MT8"> </text:span><text:span text:style-name="MT6">1</text:span><text:span text:style-name="MT9">.</text:span><text:span text:style-name="MT10">0</text:span><text:span text:style-name="MT11">.</text:span><text:span text:style-name="MT12">0</text:span><text:span text:style-name="MT11">-20</text:span><text:span text:style-name="MT13">2</text:span><text:span text:style-name="MT12">50213</text:span><text:span text:style-name="MT14"> </text:span><text:span text:style-name="MT15">- </text:span><text:span text:style-name="MT5">Page :</text:span><text:span text:style-name="MT5"><text:page-number text:select-page="current">2</text:page-number></text:span><text:span text:style-name="MT5">/</text:span><text:span text:style-name="MT5"><text:page-count>2</text:page-count>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Perrine DURAND SAINT-OMER</meta:initial-creator>
    <meta:creation-date>2022-04-21T12:38:00Z</meta:creation-date>
    <dc:date>2025-07-01T16:10:40.624000000</dc:date>
    <meta:editing-cycles>45</meta:editing-cycles>
    <meta:editing-duration>PT2H47M58S</meta:editing-duration>
    <meta:document-statistic meta:table-count="3" meta:image-count="1" meta:object-count="0" meta:page-count="2" meta:paragraph-count="53" meta:word-count="91" meta:character-count="724" meta:non-whitespace-character-count="686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